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2.11" style:family="table-row">
      <style:table-row-properties style:min-row-height="1.408cm" fo:keep-together="auto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line-height="0.318cm"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line-height="0.318cm" fo:text-align="center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text-properties officeooo:paragraph-rsid="0015757b"/>
    </style:style>
    <style:style style:name="P7" style:family="paragraph" style:parent-style-name="Standard">
      <style:text-properties fo:font-weight="bold" officeooo:paragraph-rsid="000ffb74" style:font-weight-asian="bold" style:font-weight-complex="bold"/>
    </style:style>
    <style:style style:name="P8" style:family="paragraph" style:parent-style-name="Standard">
      <style:text-properties style:font-name="Liberation Serif" fo:font-size="12pt" officeooo:paragraph-rsid="0017308e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5bcea" style:font-size-asian="12pt" style:font-name-complex="Times New Roman" style:font-size-complex="12pt"/>
    </style:style>
    <style:style style:name="P10" style:family="paragraph" style:parent-style-name="Standard">
      <style:text-properties style:font-name="Liberation Serif" fo:font-size="12pt" officeooo:paragraph-rsid="0017308e" style:font-size-asian="12pt" style:font-name-complex="Times New Roman" style:font-size-complex="12pt"/>
    </style:style>
    <style:style style:name="P11" style:family="paragraph" style:parent-style-name="Standard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officeooo:paragraph-rsid="0015bcea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4" style:family="paragraph" style:parent-style-name="Standard">
      <style:text-properties fo:font-size="11pt" style:font-name-asian="Symbol" style:font-size-asian="11pt" style:font-name-complex="Symbol"/>
    </style:style>
    <style:style style:name="P15" style:family="paragraph" style:parent-style-name="Standard">
      <style:paragraph-properties fo:text-align="center" style:justify-single-word="false"/>
      <style:text-properties fo:font-size="11pt" style:font-name-asian="Symbol" style:font-size-asian="11pt" style:font-name-complex="Symbol"/>
    </style:style>
    <style:style style:name="P16" style:family="paragraph" style:parent-style-name="Standard">
      <style:paragraph-properties fo:text-align="justify" style:justify-single-word="false"/>
      <style:text-properties fo:font-size="11pt" style:font-name-asian="Symbol" style:font-size-asian="11pt" style:font-name-complex="Symbol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name-asian="Symbol" style:font-size-asian="11pt" style:font-name-complex="Symbol"/>
    </style:style>
    <style:style style:name="P18" style:family="paragraph" style:parent-style-name="Standard">
      <style:paragraph-properties fo:line-height="115%" fo:text-align="center" style:justify-single-word="false"/>
    </style:style>
    <style:style style:name="P19" style:family="paragraph" style:parent-style-name="Header">
      <style:paragraph-properties>
        <style:tab-stops/>
      </style:paragraph-properties>
    </style:style>
    <style:style style:name="P20" style:family="paragraph" style:parent-style-name="Standard">
      <style:paragraph-properties fo:text-align="start" style:justify-single-word="false" style:writing-mode="lr-tb"/>
    </style:style>
    <style:style style:name="P21" style:family="paragraph" style:parent-style-name="Standard">
      <style:paragraph-properties fo:margin-left="0cm" fo:margin-right="0cm" fo:line-height="0.318cm" fo:text-align="justify" style:justify-single-word="false" fo:text-indent="0cm" style:auto-text-indent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23" style:family="paragraph" style:parent-style-name="Table_20_Contents">
      <style:text-properties officeooo:paragraph-rsid="0017308e"/>
    </style:style>
    <style:style style:name="P24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ad9d1" style:font-size-asian="12pt" style:font-weight-asian="bold" style:font-name-complex="Times New Roman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 style:writing-mode="lr-tb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308e" style:font-size-asian="12pt" style:font-style-asian="normal" style:font-weight-asian="normal" style:font-size-complex="12pt" style:text-emphasize="non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name-asian="Liberation Serif1" style:font-size-asian="11pt" style:font-name-complex="Liberation Serif1"/>
    </style:style>
    <style:style style:name="T3" style:family="text">
      <style:text-properties fo:font-size="11pt" style:font-name-asian="Symbol" style:font-size-asian="11pt" style:font-name-complex="Symbo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1pt" style:font-name-asian="Symbol" style:font-size-asian="11pt" style:font-name-complex="Symbol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fo:color="#0000ee" style:text-underline-style="solid" style:text-underline-width="auto" style:text-underline-color="font-color" officeooo:rsid="0015bcea"/>
    </style:style>
    <style:style style:name="T8" style:family="text">
      <style:text-properties style:font-name="Liberation Serif" fo:font-size="12pt" officeooo:rsid="000ffb74" style:font-size-asian="12pt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1" style:family="text"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3" style:family="text">
      <style:text-properties style:font-name="Times New Roman" fo:font-size="11pt" style:font-size-asian="11pt" style:font-name-complex="Times New Roman" style:font-size-complex="11pt"/>
    </style:style>
    <style:style style:name="T14" style:family="text">
      <style:text-properties officeooo:rsid="0006cb29"/>
    </style:style>
    <style:style style:name="T15" style:family="text">
      <style:text-properties officeooo:rsid="0017308e"/>
    </style:style>
    <style:style style:name="T16" style:family="text">
      <style:text-properties style:font-name="Symbol" fo:font-size="11pt" style:font-name-asian="Symbol" style:font-size-asian="11pt" style:font-name-complex="Symbo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5">Грунтовка антикоррозионная S&amp;H TechnoMetal WB 083</text:p>
      <text:p text:style-name="P20"/>
      <text:p text:style-name="P1">Области применения: <text:span text:style-name="T7">Защита металлоконструкций, Машиностроение</text:span></text:p>
      <text:p text:style-name="P1"/>
      <text:p text:style-name="P23"><text:span text:style-name="T8"><text:tab/></text:span><text:span text:style-name="T9">Грунтовка антикоррозионная S&amp;H TechnoMetal WB 083 </text:span><text:span text:style-name="T10">представля</text:span><text:span text:style-name="T11">ет</text:span><text:span text:style-name="T9"> собой суспензию пигментов и наполнителей в водных дисперсиях бутадиен-стирольных сополимеров с добавлением различных вспомогательных веществ (эмульгаторы, стабилизаторы и др.) и предназначена для защиты чистых металлических поверхностей, в том числе со следами коррозии с последующим нанесением лакокрасочных материалов или в два-три слоя в качестве самостоятельного покрытия. </text:span></text:p>
      <text:p text:style-name="P11"/>
      <text:p text:style-name="P22"><text:s/></text:p>
      <text:p text:style-name="P7">Общие свойства</text:p>
      <text:p text:style-name="P8"><text:span text:style-name="T15">Водно-дисперсионная</text:span> грунтовка помимо экологических достоинств обладает <text:span text:style-name="T15">высокотехнологичными</text:span> свойствами:</text:p>
      <text:p text:style-name="P8">- <text:span text:style-name="T15">коррозийный-стойкое</text:span> покрытие</text:p>
      <text:p text:style-name="P8">- выдерживают перепады температур </text:p>
      <text:p text:style-name="P8">- хорошо мо<text:span text:style-name="T15">е</text:span>тся щелочными средствами</text:p>
      <text:p text:style-name="P8">- благодаря <text:span text:style-name="T15">полу матовой</text:span> пленке, скрыва<text:span text:style-name="T14">е</text:span>т неровности поверхности.</text:p>
      <text:p text:style-name="P10">- грунтовка обладает <text:s/>абсолютной <text:span text:style-name="T15">пожаро-взрывобезопасностью</text:span>, не содержит <text:s/>органические растворители, </text:p>
      <text:p text:style-name="P10">- <text:span text:style-name="T14">ремонтопригодна.</text:span></text:p>
      <text:p text:style-name="P9"/>
      <text:p text:style-name="P24"><text:span text:style-name="T18">Физико-химические свойства (при температуре 20</text:span><text:span text:style-name="T6">0</text:span><text:span text:style-name="T18">С)</text:span></text:p>
      <text:p text:style-name="P24"><text:span text:style-name="T18"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Наименование показателя</text:p>
          </table:table-cell>
          <table:table-cell table:style-name="Таблица2.A1" office:value-type="string">
            <text:p text:style-name="P2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3">Внешний вид пленки грунта</text:p>
          </table:table-cell>
          <table:table-cell table:style-name="Таблица2.A1" office:value-type="string">
            <text:p text:style-name="P2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3">Цвет</text:p>
          </table:table-cell>
          <table:table-cell table:style-name="Таблица2.A1" office:value-type="string">
            <text:p text:style-name="P18"><text:span text:style-name="T12"><text:s/></text:span><text:span text:style-name="T13">согласно эталону цвета</text:span></text:p>
          </table:table-cell>
        </table:table-row>
        <table:table-row table:style-name="Таблица2.1">
          <table:table-cell table:style-name="Таблица2.A4" office:value-type="string">
            <text:p text:style-name="P19"><text:span text:style-name="T2"><text:s/></text:span><text:span text:style-name="T1">Массовая доля нелетучих веществ, %</text:span></text:p>
          </table:table-cell>
          <table:table-cell table:style-name="Таблица2.A4" office:value-type="string">
            <text:p text:style-name="P13">45-52</text:p>
          </table:table-cell>
        </table:table-row>
        <table:table-row table:style-name="Таблица2.1">
          <table:table-cell table:style-name="Таблица2.A4" office:value-type="string">
            <text:p text:style-name="P12"><text:span text:style-name="T2"><text:s/></text:span><text:span text:style-name="T1">Условная вязкость по вискозиметру ВЗ-246 с</text:span></text:p>
            <text:p text:style-name="P12"><text:span text:style-name="T1">диаметром сопла 4 мм при температуре (20,0</text:span><text:span text:style-name="T16"></text:span><text:span text:style-name="T3">0,5)</text:span><text:span text:style-name="T5">о</text:span><text:span text:style-name="T3">С, с, не менее</text:span></text:p>
          </table:table-cell>
          <table:table-cell table:style-name="Таблица2.A4" office:value-type="string">
            <text:p text:style-name="P15">20</text:p>
          </table:table-cell>
        </table:table-row>
        <table:table-row table:style-name="Таблица2.1">
          <table:table-cell table:style-name="Таблица2.A4" office:value-type="string">
            <text:p text:style-name="P12"><text:span text:style-name="T2"><text:s/></text:span><text:span text:style-name="T3">Степень перетира, мкм, не более</text:span></text:p>
          </table:table-cell>
          <table:table-cell table:style-name="Таблица2.A4" office:value-type="string">
            <text:p text:style-name="P15">30</text:p>
          </table:table-cell>
        </table:table-row>
        <table:table-row table:style-name="Таблица2.1">
          <table:table-cell table:style-name="Таблица2.A4" office:value-type="string">
            <text:p text:style-name="P12"><text:span text:style-name="T3">Стойкость пленки к статическому воздействию при температуре (20,0</text:span><text:span text:style-name="T16"></text:span><text:span text:style-name="T3">2)</text:span><text:span text:style-name="T5">о</text:span><text:span text:style-name="T3">С, не менее, час</text:span></text:p>
            <text:p text:style-name="P16">воды</text:p>
            <text:p text:style-name="P16">минерального масла </text:p>
          </table:table-cell>
          <table:table-cell table:style-name="Таблица2.A4" office:value-type="string">
            <text:p text:style-name="P15">72</text:p>
            <text:p text:style-name="P17">48</text:p>
          </table:table-cell>
        </table:table-row>
        <table:table-row table:style-name="Таблица2.1">
          <table:table-cell table:style-name="Таблица2.A4" office:value-type="string">
            <text:p text:style-name="P16">Прочность пленки при ударе по прибору У-1, см, не менее </text:p>
          </table:table-cell>
          <table:table-cell table:style-name="Таблица2.A4" office:value-type="string">
            <text:p text:style-name="P15">50</text:p>
          </table:table-cell>
        </table:table-row>
        <table:table-row table:style-name="Таблица2.1">
          <table:table-cell table:style-name="Таблица2.A4" office:value-type="string">
            <text:p text:style-name="P16">Эластичность пленки при изгибе, мм,</text:p>
            <text:p text:style-name="P12"><text:span text:style-name="T2"><text:s/></text:span><text:span text:style-name="T3">не более</text:span></text:p>
          </table:table-cell>
          <table:table-cell table:style-name="Таблица2.A4" office:value-type="string">
            <text:p text:style-name="P15">1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2"><text:s/></text:span><text:span text:style-name="T3">Адгезия, баллы,</text:span></text:p>
            <text:p text:style-name="P14">не более</text:p>
          </table:table-cell>
          <table:table-cell table:style-name="Таблица2.A4" office:value-type="string">
            <text:p text:style-name="P15">1</text:p>
          </table:table-cell>
        </table:table-row>
        <table:table-row table:style-name="Таблица2.11">
          <table:table-cell table:style-name="Таблица2.A4" office:value-type="string">
            <text:p text:style-name="P21"/>
            <text:p text:style-name="P21">Время высыхания до степени 3 при температуре</text:p>
            <text:p text:style-name="P4">(20 <text:span text:style-name="T17">+</text:span> 2)<text:span text:style-name="T4">0</text:span>С, мин, не более</text:p>
            <text:p text:style-name="P21">(90 <text:span text:style-name="T17">+</text:span> 2)<text:span text:style-name="T4">0</text:span>С, мин, не более</text:p>
          </table:table-cell>
          <table:table-cell table:style-name="Таблица2.A4" office:value-type="string">
            <text:p text:style-name="P5"/>
            <text:p text:style-name="P5"/>
            <text:p text:style-name="P5">60</text:p>
            <text:p text:style-name="P5">15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6:14:15.258341250</dc:date>
    <meta:editing-duration>PT45M59S</meta:editing-duration>
    <meta:editing-cycles>8</meta:editing-cycles>
    <meta:generator>LibreOffice/6.1.2.1$Linux_X86_64 LibreOffice_project/10$Build-1</meta:generator>
    <meta:document-statistic meta:table-count="1" meta:image-count="0" meta:object-count="0" meta:page-count="1" meta:paragraph-count="44" meta:word-count="224" meta:character-count="1674" meta:non-whitespace-character-count="1480"/>
  </office:meta>
</office:document-meta>
</file>